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5444" officeooo:paragraph-rsid="00035444"/>
    </style:style>
    <style:style style:name="P2" style:family="paragraph" style:parent-style-name="Standard">
      <style:text-properties fo:font-weight="bold" officeooo:rsid="00035444" officeooo:paragraph-rsid="00035444" style:font-weight-asian="bold" style:font-weight-complex="bold"/>
    </style:style>
    <style:style style:name="P3" style:family="paragraph" style:parent-style-name="Text_20_body">
      <style:paragraph-properties fo:margin-top="0in" fo:margin-bottom="0in" style:contextual-spacing="false"/>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dio Fritz Berlin – Live-Interview, 11.10.2014</text:p>
      <text:p text:style-name="P2"/>
      <text:section text:style-name="Sect1" text:name="content">
        <text:section text:style-name="Sect1" text:name="content_top">
          <text:h text:style-name="Heading_20_1" text:outline-level="1"><draw:frame draw:style-name="fr1" draw:name="Image1" text:anchor-type="as-char" svg:width="2.9791in" svg:height="0.4689in" draw:z-index="1"><draw:image xlink:href="http://www.fritz.de/etc/medialib/rbb/fri/standardbilder/sub_navigation/neues_wort.file.png" xlink:type="simple" xlink:show="embed" xlink:actuate="onLoad"/></draw:frame></text:h>
        </text:section>
        <text:section text:style-name="Sect1" text:name="content_left">
          <text:h text:style-name="Heading_20_2" text:outline-level="2">Die MeshCon 14</text:h>
          <text:p text:style-name="Text_20_body"><draw:frame draw:style-name="fr1" draw:name="Image11" text:anchor-type="as-char" svg:width="6.1665in" svg:height="2.9165in" draw:z-index="0"><draw:image xlink:href="http://www.fritz.de/etc/medialib/rbb/fri/bilder/98/53/500013649_500013648.file.0001.jpg" xlink:type="simple" xlink:show="embed" xlink:actuate="onLoad"/><svg:title>Eine Frau mit modischer Halskrause (Quelle: dpa)</svg:title></draw:frame> </text:p>
          <text:p text:style-name="Text_20_body"><text:span text:style-name="Strong_20_Emphasis">Wenn Fashion auf Technologie trifft</text:span></text:p>
          <text:p text:style-name="Text_20_body">Wie sieht die Mode der Zukunft aus? Der Kongress <text:a xlink:type="simple" xlink:href="http://meshcon.net/" office:target-frame-name="_blank" xlink:show="new">MeshCon 14</text:a> geht genau dieser Frage nach. In Zukunft kauft Ihr Eure Klamotten vielleicht nicht mehr von der Stange, sondern lasst sie Euch vom Computer nach Euren Wünschen anfertigen. Zumindest, wenn es nach einigen Experten geht. An der <text:a xlink:type="simple" xlink:href="http://www.tu-berlin.de/" office:target-frame-name="_blank" xlink:show="new">Technischen Universität Berlin</text:a> treffen sich gerade solche Experten: Internationale Modegestalter und Kreative aus dem Digital und Computerbereich. Bis Mittwoch wird auf der MeshCon noch gezeigt, was da in Zukunft noch so alles kommt.</text:p>
          <text:p text:style-name="Text_20_body"><text:span text:style-name="Strong_20_Emphasis">Kleidung zu fairen Bedingungen</text:span></text:p>
          <text:p text:style-name="Text_20_body">Und das kann durchaus spannend sein, denn in der digitalen Textilindustrie entwickelt sich derzeit eine sehr dynamische Szene. Ein wichtiges Ziel ist es, Kleidung zu fairen Bedingungen ortsunabhängig zu produzieren. RadioFritzin <text:a xlink:type="simple" xlink:href="http://www.fritz.de/inside/team/fritz_team/1325.html">Hadnet Tesfai</text:a> spricht im <text:a xlink:type="simple" xlink:href="http://www.fritz.de/programm/caroma_club.html">Caroma Club</text:a> mit Mario Behling, der organisiert das Event und kennt sich aus mit der neuesen Fashion-Technologie.</text:p>
          <text:p text:style-name="Text_20_body">Beitrag vom Sa, 11.10.14</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kerspace </meta:initial-creator>
    <meta:creation-date>2014-10-17T15:42:16.753430274</meta:creation-date>
    <dc:date>2014-10-17T15:43:51.379715321</dc:date>
    <dc:creator>makerspace </dc:creator>
    <meta:editing-duration>P0D</meta:editing-duration>
    <meta:editing-cycles>1</meta:editing-cycles>
    <meta:document-statistic meta:table-count="0" meta:image-count="2" meta:object-count="0" meta:page-count="1" meta:paragraph-count="9" meta:word-count="153" meta:character-count="1036" meta:non-whitespace-character-count="888"/>
    <meta:generator>LibreOffice/4.2.6.3$Linux_X86_64 LibreOffice_project/420m0$Build-3</meta:generator>
  </office:meta>
</office:document-meta>
</file>